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4cm" svg:height="7.5cm" svg:x="3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5cm" svg:height="1cm" svg:x="22cm" svg:y="3.5cm">
          <draw:text-box>
            <text:p text:style-name="P2">Literal Arbiter</text:p>
          </draw:text-box>
        </draw:frame>
        <draw:frame draw:style-name="gr2" draw:layer="layout" svg:width="4.5cm" svg:height="1cm" svg:x="3cm" svg:y="3.5cm">
          <draw:text-box>
            <text:p>Literal Arbiter</text:p>
          </draw:text-box>
        </draw:frame>
        <draw:line draw:style-name="gr3" draw:text-style-name="P1" draw:layer="layout" svg:x1="3cm" svg:y1="4cm" svg:x2="1cm" svg:y2="4cm">
          <text:p/>
        </draw:line>
        <draw:line draw:style-name="gr3" draw:text-style-name="P1" draw:layer="layout" svg:x1="26.5cm" svg:y1="4cm" svg:x2="28.7cm" svg:y2="4cm">
          <text:p/>
        </draw:line>
        <draw:custom-shape draw:style-name="gr4" draw:text-style-name="P1" draw:layer="layout" svg:width="8.5cm" svg:height="5.5cm" svg:x="4cm" svg:y="5.5cm">
          <text:p text:style-name="P1">Literal Looku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5cm" svg:height="5.5cm" svg:x="16.5cm" svg:y="5.5cm">
          <text:p text:style-name="P1">Status Tabelle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5cm" svg:y1="8.5cm" svg:x2="16.5cm" svg:y2="8.5cm">
          <text:p/>
        </draw:line>
        <draw:line draw:style-name="gr5" draw:text-style-name="P1" draw:layer="layout" svg:x1="1cm" svg:y1="8cm" svg:x2="4cm" svg:y2="8cm">
          <text:p/>
        </draw:line>
        <draw:frame draw:style-name="gr6" draw:layer="layout" svg:width="2.225cm" svg:height="0.962cm" svg:x="0.775cm" svg:y="7.038cm">
          <draw:text-box>
            <text:p>Literal</text:p>
          </draw:text-box>
        </draw:frame>
        <draw:frame draw:style-name="gr6" draw:text-style-name="P1" draw:layer="layout" svg:width="3.47cm" svg:height="1.673cm" svg:x="12.63cm" svg:y="6.827cm">
          <draw:text-box>
            <text:p text:style-name="P1">CID,</text:p>
            <text:p text:style-name="P1">POS, POL</text:p>
          </draw:text-box>
        </draw:frame>
        <draw:line draw:style-name="gr5" draw:text-style-name="P1" draw:layer="layout" svg:x1="22cm" svg:y1="8.5cm" svg:x2="28.7cm" svg:y2="8.5cm">
          <text:p/>
        </draw:line>
        <draw:frame draw:style-name="gr6" draw:text-style-name="P1" draw:layer="layout" svg:width="3.186cm" svg:height="1.673cm" svg:x="23cm" svg:y="6.827cm">
          <draw:text-box>
            <text:p text:style-name="P1">PID, CID,</text:p>
            <text:p text:style-name="P1">PO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k Zenker</meta:initial-creator>
    <meta:creation-date>2011-08-15T12:14:52</meta:creation-date>
    <dc:date>2011-08-15T17:33:12</dc:date>
    <dc:creator>Erik Zenker</dc:creator>
    <meta:editing-duration>PT05H03M07S</meta:editing-duration>
    <meta:editing-cycles>10</meta:editing-cycles>
    <meta:generator>OpenOffice.org/3.2$Unix OpenOffice.org_project/320m12$Build-9483</meta:generator>
    <meta:document-statistic meta:object-count="13"/>
  </office:meta>
</office:document-meta>
</file>